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9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style="italic" style:font-style-asian="italic" style:font-style-complex="italic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">
      <style:text-properties fo:font-style="italic" style:font-style-asian="italic" style:font-style-complex="italic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1019" table:default-cell-style-name="Default"/>
        <table:table-row table:style-name="ro1">
          <table:table-cell/>
          <table:table-cell office:value-type="string" calcext:value-type="string">
            <text:p>INFO 5900</text:p>
          </table:table-cell>
          <table:table-cell office:value-type="string" calcext:value-type="string">
            <text:p>INFO 5901</text:p>
          </table:table-cell>
          <table:table-cell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dits</text:p>
          </table:table-cell>
          <table:table-cell table:style-name="ce4" table:formula="of:=1/3" office:value-type="percentage" office:value="0.333333333333333" calcext:value-type="percentage">
            <text:p>33%</text:p>
          </table:table-cell>
          <table:table-cell table:style-name="ce4" table:formula="of:=2/3" office:value-type="percentage" office:value="0.666666666666667" calcext:value-type="percentage">
            <text:p>67%</text:p>
          </table:table-cell>
          <table:table-cell table:style-name="ce4" table:formula="of:=[.C2]+[.B2]" office:value-type="percentage" office:value="1" calcext:value-type="percentage">
            <text:p>100%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Participation</text:p>
          </table:table-cell>
          <table:table-cell table:style-name="ce5" office:value-type="percentage" office:value="0" calcext:value-type="percentage">
            <text:p>0%</text:p>
          </table:table-cell>
          <table:table-cell table:style-name="ce5" office:value-type="percentage" office:value="0.08" calcext:value-type="percentage">
            <text:p>8%</text:p>
          </table:table-cell>
          <table:table-cell table:style-name="ce5" table:formula="of:=([.$B$2]*[.B3])+([.C3]*[.$C$2])" office:value-type="percentage" office:value="0.0533333333333333" calcext:value-type="percentage">
            <text:p>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ignments</text:p>
          </table:table-cell>
          <table:table-cell table:style-name="ce5" office:value-type="percentage" office:value="0" calcext:value-type="percentage">
            <text:p>0%</text:p>
          </table:table-cell>
          <table:table-cell table:style-name="ce5" office:value-type="percentage" office:value="0.37" calcext:value-type="percentage">
            <text:p>37%</text:p>
          </table:table-cell>
          <table:table-cell table:style-name="ce5" table:formula="of:=([.$B$2]*[.B4])+([.C4]*[.$C$2])" office:value-type="percentage" office:value="0.246666666666667" calcext:value-type="percentage">
            <text:p>2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table:formula="of:=([.$B$2]*[.B5])+([.C5]*[.$C$2])" office:value-type="percentage" office:value="0.7" calcext:value-type="percentage">
            <text:p>7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6" table:formula="of:=SUM([.B3:.B5])" office:value-type="percentage" office:value="1" calcext:value-type="percentage">
            <text:p>100%</text:p>
          </table:table-cell>
          <table:table-cell table:style-name="ce6" table:formula="of:=SUM([.C3:.C5])" office:value-type="percentage" office:value="1" calcext:value-type="percentage">
            <text:p>100%</text:p>
          </table:table-cell>
          <table:table-cell table:style-name="ce6" table:formula="of:=SUM([.D3:.D5])" office:value-type="percentage" office:value="1" calcext:value-type="percentage">
            <text:p>100%</text:p>
          </table:table-cell>
          <table:table-cell table:style-name="ce8" table:number-columns-repeated="1019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8-01-16T12:51:19.957721881</meta:creation-date>
    <dc:date>2018-01-17T15:52:38.643455724</dc:date>
    <dc:creator>Kyle Harms</dc:creator>
    <meta:editing-duration>PT5H19M24S</meta:editing-duration>
    <meta:editing-cycles>4</meta:editing-cycles>
    <meta:generator>LibreOffice/5.4.4.2$Linux_X86_64 LibreOffice_project/40$Build-2</meta:generator>
    <meta:document-statistic meta:table-count="1" meta:cell-count="23" meta:object-count="0"/>
  </office:meta>
</office:document-meta>
</file>